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E086736B144244FA70.png" manifest:media-type="image/png"/>
  <manifest:file-entry manifest:full-path="Pictures/20000002000001CE0000015AA6C830F04CB2E5C3.eps" manifest:media-type="image/x-eps"/>
  <manifest:file-entry manifest:full-path="Pictures/1000020100000280000001E0AA3B4DB6974F8322.png" manifest:media-type="image/png"/>
  <manifest:file-entry manifest:full-path="Pictures/1000020100000280000001E0906539B8DB665025.png" manifest:media-type="image/png"/>
  <manifest:file-entry manifest:full-path="Pictures/1000020100000280000001E033CA449C8A11B85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opacity="75%" fo:min-height="0.992cm" draw:shadow-opacity="75%"/>
    </style:style>
    <style:style style:name="gr3" style:family="graphic" style:parent-style-name="standard">
      <style:graphic-properties draw:stroke="none" svg:stroke-color="#000000" draw:fill="none" draw:fill-color="#ffffff" fo:min-height="0.992cm"/>
    </style:style>
    <style:style style:name="gr4" style:family="graphic" style:parent-style-name="standard">
      <style:graphic-properties draw:stroke="none" svg:stroke-color="#000000" draw:fill="solid" draw:fill-color="#ffffff" draw:opacity="0%" fo:min-height="0.992cm" draw:shadow-opacity="0%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66cm, 2.389cm, 0.825cm, 3.066cm)" draw:image-opacity="100%" style:mirror="none"/>
    </style:style>
    <style:style style:name="gr6" style:family="graphic" style:parent-style-name="standard">
      <style:graphic-properties draw:stroke="none" svg:stroke-width="0.05cm" svg:stroke-color="#000000" draw:marker-start-width="0.355cm" draw:marker-end-width="0.355cm" draw:fill="none" draw:fill-color="#ffffff" fo:min-height="0.746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cm" svg:stroke-color="#000000" draw:marker-start-width="0.355cm" draw:marker-end-width="0.355cm" draw:fill="none" draw:fill-color="#ffffff" fo:min-height="1.246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cm" svg:stroke-color="#000000" draw:marker-start-width="0.355cm" draw:marker-end-width="0.355cm" draw:fill="none" draw:fill-color="#ffffff" fo:min-height="0.831cm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color="#000000" draw:fill="solid" draw:fill-color="#ffffff" fo:min-height="0.4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 draw:opacity="75%"/>
      <style:paragraph-properties fo:text-align="center"/>
      <style:text-properties fo:color="#808080" style:font-name="DejaVu Sans Condensed" fo:font-size="24pt" fo:font-weight="bold" style:font-size-asian="24pt" style:font-weight-asian="bold" style:font-size-complex="24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color="#808080" style:font-name="DejaVu Sans Condensed"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="solid" draw:fill-color="#ffffff" draw:opacity="0%"/>
      <style:paragraph-properties fo:text-align="center"/>
      <style:text-properties fo:color="#808080" style:font-name="DejaVu Sans Condensed"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style:font-name="DejaVu Sans Condensed" fo:font-size="18pt" fo:font-weight="bold" style:font-size-asian="18pt" style:font-weight-asian="bold" style:font-size-complex="18pt" style:font-weight-complex="bold"/>
    </style:style>
    <style:style style:name="P7" style:family="paragraph">
      <style:paragraph-properties fo:text-align="center"/>
      <style:text-properties style:font-name="DejaVu Sans Condensed"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solid" draw:fill-color="#ffffff"/>
      <style:paragraph-properties fo:text-align="center"/>
      <style:text-properties style:font-name="DejaVu Sans Condensed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808080" style:font-name="DejaVu Sans Condensed"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DejaVu Sans Condensed"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="DejaVu Sans Condensed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3.5cm" svg:height="17.5cm" svg:x="1.25cm" svg:y="1cm">
          <draw:image xlink:href="Pictures/20000002000001CE0000015AA6C830F04CB2E5C3.eps" xlink:type="simple" xlink:show="embed" xlink:actuate="onLoad">
            <text:p/>
          </draw:image>
        </draw:frame>
        <draw:frame draw:style-name="gr2" draw:text-style-name="P3" draw:layer="layout" svg:width="2.1cm" svg:height="1.242cm" svg:x="6.4cm" svg:y="12.158cm">
          <draw:text-box>
            <text:p text:style-name="P2"><text:span text:style-name="T1">(a)</text:span></text:p>
          </draw:text-box>
        </draw:frame>
        <draw:frame draw:style-name="gr2" draw:text-style-name="P3" draw:layer="layout" svg:width="2.1cm" svg:height="1.242cm" svg:x="9.7cm" svg:y="8.7cm">
          <draw:text-box>
            <text:p text:style-name="P2"><text:span text:style-name="T1">(b)</text:span></text:p>
          </draw:text-box>
        </draw:frame>
        <draw:frame draw:style-name="gr3" draw:text-style-name="P4" draw:layer="layout" svg:width="1.8cm" svg:height="1.242cm" svg:x="17.3cm" svg:y="7.4cm">
          <draw:text-box>
            <text:p text:style-name="P2"><text:span text:style-name="T1">(c)</text:span></text:p>
          </draw:text-box>
        </draw:frame>
        <draw:frame draw:style-name="gr4" draw:text-style-name="P5" draw:layer="layout" svg:width="1.8cm" svg:height="1.242cm" svg:x="20cm" svg:y="8.658cm">
          <draw:text-box>
            <text:p text:style-name="P2"><text:span text:style-name="T1">(d)</text:span></text:p>
          </draw:text-box>
        </draw:frame>
        <draw:frame draw:style-name="gr5" draw:text-style-name="P1" draw:layer="layout" svg:width="8cm" svg:height="7.63cm" svg:x="3.35cm" svg:y="27.8cm">
          <draw:image xlink:href="Pictures/1000020100000280000001E0AA3B4DB6974F8322.png" xlink:type="simple" xlink:show="embed" xlink:actuate="onLoad">
            <text:p/>
          </draw:image>
        </draw:frame>
        <draw:frame draw:style-name="gr5" draw:text-style-name="P1" draw:layer="layout" svg:width="8cm" svg:height="7.63cm" svg:x="15.35cm" svg:y="27.8cm">
          <draw:image xlink:href="Pictures/1000020100000280000001E0906539B8DB665025.png" xlink:type="simple" xlink:show="embed" xlink:actuate="onLoad">
            <text:p/>
          </draw:image>
        </draw:frame>
        <draw:frame draw:style-name="gr3" draw:text-style-name="P4" draw:layer="layout" svg:width="2.05cm" svg:height="1.242cm" svg:x="10.5cm" svg:y="33.458cm">
          <draw:text-box>
            <text:p text:style-name="P2"><text:span text:style-name="T1">(c)</text:span></text:p>
          </draw:text-box>
        </draw:frame>
        <draw:frame draw:style-name="gr3" draw:text-style-name="P4" draw:layer="layout" svg:width="2.1cm" svg:height="1.242cm" svg:x="23cm" svg:y="33.5cm">
          <draw:text-box>
            <text:p text:style-name="P2"><text:span text:style-name="T1">(d)</text:span></text:p>
          </draw:text-box>
        </draw:frame>
        <draw:frame draw:style-name="gr5" draw:text-style-name="P1" draw:layer="layout" svg:width="8cm" svg:height="7.63cm" svg:x="3.35cm" svg:y="18.839cm">
          <draw:image xlink:href="Pictures/1000020100000280000001E033CA449C8A11B859.png" xlink:type="simple" xlink:show="embed" xlink:actuate="onLoad">
            <text:p/>
          </draw:image>
        </draw:frame>
        <draw:frame draw:style-name="gr6" draw:text-style-name="P6" draw:layer="layout" svg:width="1.9cm" svg:height="1.046cm" svg:x="5.4cm" svg:y="18.2cm">
          <draw:text-box>
            <text:p text:style-name="P2"><text:span text:style-name="T2">E</text:span></text:p>
          </draw:text-box>
        </draw:frame>
        <draw:frame draw:style-name="gr7" draw:text-style-name="P6" draw:layer="layout" svg:width="2cm" svg:height="1.546cm" svg:x="9.15cm" svg:y="18.824cm">
          <draw:text-box>
            <text:p text:style-name="P2"><text:span text:style-name="T2">FPm</text:span></text:p>
          </draw:text-box>
        </draw:frame>
        <draw:frame draw:style-name="gr7" draw:text-style-name="P6" draw:layer="layout" svg:width="2.4cm" svg:height="1.546cm" svg:x="10.35cm" svg:y="22.039cm">
          <draw:text-box>
            <text:p text:style-name="P2"><text:span text:style-name="T2">FVP</text:span></text:p>
          </draw:text-box>
        </draw:frame>
        <draw:frame draw:style-name="gr8" draw:text-style-name="P6" draw:layer="layout" svg:width="1.6cm" svg:height="1.131cm" svg:x="9.05cm" svg:y="25.27cm">
          <draw:text-box>
            <text:p text:style-name="P2"><text:span text:style-name="T2">Sl</text:span></text:p>
          </draw:text-box>
        </draw:frame>
        <draw:frame draw:style-name="gr8" draw:text-style-name="P6" draw:layer="layout" svg:width="2.5cm" svg:height="1.131cm" svg:x="4.95cm" svg:y="26.039cm">
          <draw:text-box>
            <text:p text:style-name="P2"><text:span text:style-name="T2">Pd</text:span></text:p>
          </draw:text-box>
        </draw:frame>
        <draw:frame draw:style-name="gr8" draw:text-style-name="P6" draw:layer="layout" svg:width="2cm" svg:height="1.131cm" svg:x="2.45cm" svg:y="23.939cm">
          <draw:text-box>
            <text:p text:style-name="P2"><text:span text:style-name="T2">Mp</text:span></text:p>
          </draw:text-box>
        </draw:frame>
        <draw:frame draw:style-name="gr8" draw:text-style-name="P6" draw:layer="layout" svg:width="2.1cm" svg:height="1.131cm" svg:x="2.45cm" svg:y="20.239cm">
          <draw:text-box>
            <text:p text:style-name="P2"><text:span text:style-name="T2">CP</text:span></text:p>
          </draw:text-box>
        </draw:frame>
        <draw:frame draw:style-name="gr5" draw:text-style-name="P1" draw:layer="layout" svg:width="8cm" svg:height="7.63cm" svg:x="15.35cm" svg:y="18.84cm">
          <draw:image xlink:href="Pictures/1000020100000280000001E086736B144244FA70.png" xlink:type="simple" xlink:show="embed" xlink:actuate="onLoad">
            <text:p/>
          </draw:image>
        </draw:frame>
        <draw:frame draw:style-name="gr3" draw:text-style-name="P4" draw:layer="layout" svg:width="2.1cm" svg:height="1.242cm" svg:x="10.45cm" svg:y="24.37cm">
          <draw:text-box>
            <text:p text:style-name="P2"><text:span text:style-name="T1">(a)</text:span></text:p>
          </draw:text-box>
        </draw:frame>
        <draw:frame draw:style-name="gr3" draw:text-style-name="P4" draw:layer="layout" svg:width="2.1cm" svg:height="1.242cm" svg:x="23cm" svg:y="24.458cm">
          <draw:text-box>
            <text:p text:style-name="P2"><text:span text:style-name="T1">(b)</text:span></text:p>
          </draw:text-box>
        </draw:frame>
        <draw:frame draw:style-name="gr6" draw:text-style-name="P6" draw:layer="layout" svg:width="1.9cm" svg:height="1.046cm" svg:x="5.4cm" svg:y="27.1cm">
          <draw:text-box>
            <text:p text:style-name="P2"><text:span text:style-name="T2">E</text:span></text:p>
          </draw:text-box>
        </draw:frame>
        <draw:frame draw:style-name="gr7" draw:text-style-name="P6" draw:layer="layout" svg:width="2cm" svg:height="1.546cm" svg:x="9.15cm" svg:y="27.724cm">
          <draw:text-box>
            <text:p text:style-name="P2"><text:span text:style-name="T2">FPm</text:span></text:p>
          </draw:text-box>
        </draw:frame>
        <draw:frame draw:style-name="gr7" draw:text-style-name="P6" draw:layer="layout" svg:width="2.4cm" svg:height="1.546cm" svg:x="10.35cm" svg:y="30.939cm">
          <draw:text-box>
            <text:p text:style-name="P2"><text:span text:style-name="T2">FVP</text:span></text:p>
          </draw:text-box>
        </draw:frame>
        <draw:frame draw:style-name="gr8" draw:text-style-name="P6" draw:layer="layout" svg:width="1.6cm" svg:height="1.131cm" svg:x="9.05cm" svg:y="34.17cm">
          <draw:text-box>
            <text:p text:style-name="P2"><text:span text:style-name="T2">Sl</text:span></text:p>
          </draw:text-box>
        </draw:frame>
        <draw:frame draw:style-name="gr8" draw:text-style-name="P6" draw:layer="layout" svg:width="2.5cm" svg:height="1.131cm" svg:x="4.95cm" svg:y="34.939cm">
          <draw:text-box>
            <text:p text:style-name="P2"><text:span text:style-name="T2">Pd</text:span></text:p>
          </draw:text-box>
        </draw:frame>
        <draw:frame draw:style-name="gr8" draw:text-style-name="P6" draw:layer="layout" svg:width="2cm" svg:height="1.131cm" svg:x="2.45cm" svg:y="32.839cm">
          <draw:text-box>
            <text:p text:style-name="P2"><text:span text:style-name="T2">Mp</text:span></text:p>
          </draw:text-box>
        </draw:frame>
        <draw:frame draw:style-name="gr8" draw:text-style-name="P6" draw:layer="layout" svg:width="2.1cm" svg:height="1.131cm" svg:x="2.45cm" svg:y="29.139cm">
          <draw:text-box>
            <text:p text:style-name="P2"><text:span text:style-name="T2">CP</text:span></text:p>
          </draw:text-box>
        </draw:frame>
        <draw:frame draw:style-name="gr6" draw:text-style-name="P6" draw:layer="layout" svg:width="1.9cm" svg:height="1.046cm" svg:x="17.4cm" svg:y="27.1cm">
          <draw:text-box>
            <text:p text:style-name="P2"><text:span text:style-name="T2">E</text:span></text:p>
          </draw:text-box>
        </draw:frame>
        <draw:frame draw:style-name="gr7" draw:text-style-name="P6" draw:layer="layout" svg:width="2cm" svg:height="1.546cm" svg:x="21.15cm" svg:y="27.724cm">
          <draw:text-box>
            <text:p text:style-name="P2"><text:span text:style-name="T2">FPm</text:span></text:p>
          </draw:text-box>
        </draw:frame>
        <draw:frame draw:style-name="gr7" draw:text-style-name="P6" draw:layer="layout" svg:width="2.4cm" svg:height="1.546cm" svg:x="22.35cm" svg:y="30.939cm">
          <draw:text-box>
            <text:p text:style-name="P2"><text:span text:style-name="T2">FVP</text:span></text:p>
          </draw:text-box>
        </draw:frame>
        <draw:frame draw:style-name="gr8" draw:text-style-name="P6" draw:layer="layout" svg:width="1.6cm" svg:height="1.131cm" svg:x="21.05cm" svg:y="34.17cm">
          <draw:text-box>
            <text:p text:style-name="P2"><text:span text:style-name="T2">Sl</text:span></text:p>
          </draw:text-box>
        </draw:frame>
        <draw:frame draw:style-name="gr8" draw:text-style-name="P6" draw:layer="layout" svg:width="2.5cm" svg:height="1.131cm" svg:x="16.95cm" svg:y="34.939cm">
          <draw:text-box>
            <text:p text:style-name="P2"><text:span text:style-name="T2">Pd</text:span></text:p>
          </draw:text-box>
        </draw:frame>
        <draw:frame draw:style-name="gr8" draw:text-style-name="P6" draw:layer="layout" svg:width="2cm" svg:height="1.131cm" svg:x="14.45cm" svg:y="32.839cm">
          <draw:text-box>
            <text:p text:style-name="P2"><text:span text:style-name="T2">Mp</text:span></text:p>
          </draw:text-box>
        </draw:frame>
        <draw:frame draw:style-name="gr8" draw:text-style-name="P6" draw:layer="layout" svg:width="2.1cm" svg:height="1.131cm" svg:x="14.45cm" svg:y="29.139cm">
          <draw:text-box>
            <text:p text:style-name="P2"><text:span text:style-name="T2">CP</text:span></text:p>
          </draw:text-box>
        </draw:frame>
        <draw:frame draw:style-name="gr6" draw:text-style-name="P6" draw:layer="layout" svg:width="1.9cm" svg:height="1.046cm" svg:x="17.4cm" svg:y="18.2cm">
          <draw:text-box>
            <text:p text:style-name="P2"><text:span text:style-name="T2">E</text:span></text:p>
          </draw:text-box>
        </draw:frame>
        <draw:frame draw:style-name="gr7" draw:text-style-name="P6" draw:layer="layout" svg:width="2cm" svg:height="1.546cm" svg:x="21.15cm" svg:y="18.824cm">
          <draw:text-box>
            <text:p text:style-name="P2"><text:span text:style-name="T2">FPm</text:span></text:p>
          </draw:text-box>
        </draw:frame>
        <draw:frame draw:style-name="gr7" draw:text-style-name="P6" draw:layer="layout" svg:width="2.4cm" svg:height="1.546cm" svg:x="22.35cm" svg:y="22.039cm">
          <draw:text-box>
            <text:p text:style-name="P2"><text:span text:style-name="T2">FVP</text:span></text:p>
          </draw:text-box>
        </draw:frame>
        <draw:frame draw:style-name="gr8" draw:text-style-name="P6" draw:layer="layout" svg:width="1.6cm" svg:height="1.131cm" svg:x="21.05cm" svg:y="25.27cm">
          <draw:text-box>
            <text:p text:style-name="P2"><text:span text:style-name="T2">Sl</text:span></text:p>
          </draw:text-box>
        </draw:frame>
        <draw:frame draw:style-name="gr8" draw:text-style-name="P6" draw:layer="layout" svg:width="2.5cm" svg:height="1.131cm" svg:x="16.95cm" svg:y="26.039cm">
          <draw:text-box>
            <text:p text:style-name="P2"><text:span text:style-name="T2">Pd</text:span></text:p>
          </draw:text-box>
        </draw:frame>
        <draw:frame draw:style-name="gr8" draw:text-style-name="P6" draw:layer="layout" svg:width="2cm" svg:height="1.131cm" svg:x="14.45cm" svg:y="23.939cm">
          <draw:text-box>
            <text:p text:style-name="P2"><text:span text:style-name="T2">Mp</text:span></text:p>
          </draw:text-box>
        </draw:frame>
        <draw:frame draw:style-name="gr8" draw:text-style-name="P6" draw:layer="layout" svg:width="2.1cm" svg:height="1.131cm" svg:x="14.45cm" svg:y="20.239cm">
          <draw:text-box>
            <text:p text:style-name="P2"><text:span text:style-name="T2">CP</text:span></text:p>
          </draw:text-box>
        </draw:frame>
        <draw:frame draw:style-name="gr9" draw:text-style-name="P8" draw:layer="layout" svg:width="3.5cm" svg:height="0.831cm" svg:x="9.3cm" svg:y="20.6cm">
          <draw:text-box>
            <text:p text:style-name="P7"><text:span text:style-name="T3">2017-08-14</text:span></text:p>
          </draw:text-box>
        </draw:frame>
        <draw:frame draw:style-name="gr9" draw:text-style-name="P8" draw:layer="layout" svg:width="3.5cm" svg:height="0.831cm" svg:x="21.3cm" svg:y="20.601cm">
          <draw:text-box>
            <text:p text:style-name="P7"><text:span text:style-name="T3">2017-09-02</text:span></text:p>
          </draw:text-box>
        </draw:frame>
        <draw:frame draw:style-name="gr9" draw:text-style-name="P8" draw:layer="layout" svg:width="3.5cm" svg:height="0.831cm" svg:x="9.3cm" svg:y="29.601cm">
          <draw:text-box>
            <text:p text:style-name="P7"><text:span text:style-name="T3">2017-10-15</text:span></text:p>
          </draw:text-box>
        </draw:frame>
        <draw:frame draw:style-name="gr9" draw:text-style-name="P8" draw:layer="layout" svg:width="3.5cm" svg:height="0.831cm" svg:x="21.3cm" svg:y="29.602cm">
          <draw:text-box>
            <text:p text:style-name="P7"><text:span text:style-name="T3">2017-10-2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cm" fo:page-height="3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17:02:49.631885180</meta:creation-date>
    <dc:date>2018-07-11T20:41:58.822099817</dc:date>
    <meta:editing-duration>PT1H11M17S</meta:editing-duration>
    <meta:editing-cycles>13</meta:editing-cycles>
    <meta:generator>LibreOffice/5.1.6.2$Linux_X86_64 LibreOffice_project/10m0$Build-2</meta:generator>
    <meta:document-statistic meta:object-count="45"/>
  </office:meta>
</office:document-meta>
</file>